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vertical-align="middle" draw:shadow="visible" draw:shadow-offset-x="0.1cm" draw:shadow-offset-y="0.1cm" draw:shadow-color="#333333"/>
    </style:style>
    <style:style style:name="gr2" style:family="graphic" style:parent-style-name="standard">
      <style:graphic-properties draw:fill="solid" draw:fill-color="#e6e6e6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text-shadow="1pt 1pt" style:font-size-asian="18pt" style:font-size-complex="18pt"/>
    </style:style>
    <style:style style:name="P3" style:family="paragraph">
      <style:text-properties fo:text-shadow="1pt 1pt"/>
    </style:style>
    <style:style style:name="P4" style:family="paragraph">
      <style:text-properties fo:font-size="12pt" fo:text-shadow="1pt 1pt" style:font-size-asian="12pt" style:font-size-complex="12pt"/>
    </style:style>
    <style:style style:name="T1" style:family="text">
      <style:text-properties fo:font-size="18pt" fo:text-shadow="1pt 1pt" style:font-size-asian="18pt" style:font-size-complex="18pt"/>
    </style:style>
    <style:style style:name="T2" style:family="text">
      <style:text-properties fo:text-shadow="1pt 1pt"/>
    </style:style>
    <style:style style:name="T3" style:family="text">
      <style:text-properties fo:font-size="12pt" fo:text-shadow="1pt 1pt" style:font-size-asian="12pt" style:font-size-complex="12pt"/>
    </style:style>
    <style:style style:name="T4" style:family="text">
      <style:text-properties fo:color="#00ff00" fo:font-size="12pt" fo:text-shadow="1pt 1pt" style:font-size-asian="12pt" style:font-size-complex="12pt"/>
    </style:style>
    <style:style style:name="T5" style:family="text">
      <style:text-properties fo:color="#ffff00" fo:font-size="12pt" fo:text-shadow="1pt 1pt" style:font-size-asian="12pt" style:font-size-complex="12pt"/>
    </style:style>
    <style:style style:name="T6" style:family="text">
      <style:text-properties fo:color="#ff0000" fo:font-size="12pt" fo:text-shadow="1pt 1pt" style:font-size-asian="12pt" style:font-size-complex="12pt"/>
    </style:style>
    <style:style style:name="T7" style:family="text">
      <style:text-properties fo:color="#000000" fo:font-size="10pt" fo:text-shadow="1pt 1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2cm" svg:height="1.4cm" svg:x="1.9cm" svg:y="1.9cm">
          <text:p text:style-name="P1"><text:span text:style-name="T1">Github</text:span></text:p>
        </draw:rect>
        <draw:ellipse draw:style-name="gr2" draw:text-style-name="P1" draw:layer="layout" svg:width="5.8cm" svg:height="2.3cm" svg:x="1.2cm" svg:y="3.5cm">
          <text:p/>
        </draw:ellipse>
        <draw:rect draw:style-name="gr1" draw:text-style-name="P2" draw:layer="layout" svg:width="4.2cm" svg:height="1.4cm" svg:x="8.199cm" svg:y="1.899cm">
          <text:p text:style-name="P1"><text:span text:style-name="T1">CI-Server</text:span></text:p>
        </draw:rect>
        <draw:ellipse draw:style-name="gr2" draw:text-style-name="P1" draw:layer="layout" svg:width="5.8cm" svg:height="2.3cm" svg:x="7.499cm" svg:y="3.499cm">
          <text:p/>
        </draw:ellipse>
        <draw:ellipse draw:style-name="gr2" draw:text-style-name="P1" draw:layer="layout" svg:width="5.8cm" svg:height="2.3cm" svg:x="7.498cm" svg:y="6.698cm">
          <text:p/>
        </draw:ellipse>
        <draw:rect draw:style-name="gr1" draw:text-style-name="P2" draw:layer="layout" svg:width="4.2cm" svg:height="1.4cm" svg:x="14.798cm" svg:y="1.899cm">
          <text:p text:style-name="P1"><text:span text:style-name="T1">Entwickler</text:span></text:p>
        </draw:rect>
        <draw:ellipse draw:style-name="gr2" draw:text-style-name="P1" draw:layer="layout" svg:width="5.8cm" svg:height="2.3cm" svg:x="14.097cm" svg:y="6.698cm">
          <text:p/>
        </draw:ellipse>
        <draw:line draw:style-name="gr3" draw:text-style-name="P1" draw:layer="layout" svg:x1="6.1cm" svg:y1="4.6cm" svg:x2="8.6cm" svg:y2="4.6cm">
          <text:p/>
        </draw:line>
        <draw:line draw:style-name="gr3" draw:text-style-name="P1" draw:layer="layout" svg:x1="8.8cm" svg:y1="5.2cm" svg:x2="8.8cm" svg:y2="7.8cm">
          <text:p/>
        </draw:line>
        <draw:frame draw:style-name="gr4" draw:text-style-name="P3" draw:layer="layout" svg:width="3.313cm" svg:height="0.963cm" svg:x="2.601cm" svg:y="3.6cm">
          <draw:text-box>
            <text:p><text:span text:style-name="T2">MyProject</text:span></text:p>
          </draw:text-box>
        </draw:frame>
        <draw:frame draw:style-name="gr4" draw:text-style-name="P4" draw:layer="layout" svg:width="2.06cm" svg:height="1.673cm" svg:x="3.102cm" svg:y="4.201cm">
          <draw:text-box>
            <text:p><text:span text:style-name="T3">- </text:span><text:span text:style-name="T4">master</text:span></text:p>
            <text:p><text:span text:style-name="T3">- </text:span><text:span text:style-name="T5">stage</text:span></text:p>
            <text:p><text:span text:style-name="T3">- </text:span><text:span text:style-name="T6">dev</text:span></text:p>
          </draw:text-box>
        </draw:frame>
        <draw:frame draw:style-name="gr4" draw:text-style-name="P3" draw:layer="layout" svg:width="1.806cm" svg:height="0.963cm" svg:x="9.502cm" svg:y="3.5cm">
          <draw:text-box>
            <text:p><text:span text:style-name="T2">Beta</text:span></text:p>
          </draw:text-box>
        </draw:frame>
        <draw:frame draw:style-name="gr4" draw:text-style-name="P4" xml:id="id1" draw:id="id1" draw:layer="layout" svg:width="1.442cm" svg:height="0.725cm" svg:x="9.503cm" svg:y="5.101cm">
          <draw:text-box>
            <text:p><text:span text:style-name="T3">- </text:span><text:span text:style-name="T6">dev</text:span></text:p>
          </draw:text-box>
        </draw:frame>
        <draw:frame draw:style-name="gr4" draw:text-style-name="P3" draw:layer="layout" svg:width="2.119cm" svg:height="0.963cm" svg:x="9.403cm" svg:y="7.1cm">
          <draw:text-box>
            <text:p><text:span text:style-name="T2">Alpha</text:span></text:p>
          </draw:text-box>
        </draw:frame>
        <draw:frame draw:style-name="gr4" draw:text-style-name="P4" xml:id="id2" draw:id="id2" draw:layer="layout" svg:width="2.06cm" svg:height="0.725cm" svg:x="9.404cm" svg:y="7.701cm">
          <draw:text-box>
            <text:p><text:span text:style-name="T3">- </text:span><text:span text:style-name="T6">master</text:span></text:p>
          </draw:text-box>
        </draw:frame>
        <draw:frame draw:style-name="gr4" draw:text-style-name="P3" draw:layer="layout" svg:width="2.119cm" svg:height="0.963cm" svg:x="15.904cm" svg:y="6.6cm">
          <draw:text-box>
            <text:p><text:span text:style-name="T2">Alpha</text:span></text:p>
          </draw:text-box>
        </draw:frame>
        <draw:frame draw:style-name="gr4" draw:text-style-name="P4" draw:layer="layout" svg:width="2.06cm" svg:height="1.892cm" svg:x="15.905cm" svg:y="7.201cm">
          <draw:text-box>
            <text:p><text:span text:style-name="T3">- </text:span><text:span text:style-name="T6">master</text:span></text:p>
            <text:p><text:span text:style-name="T7">- feature1</text:span></text:p>
            <text:p><text:span text:style-name="T7">- feature2</text:span></text:p>
            <text:p><text:span text:style-name="T7">- bugfix1</text:span></text:p>
          </draw:text-box>
        </draw:frame>
        <draw:line draw:style-name="gr3" draw:text-style-name="P1" draw:layer="layout" svg:x1="12.7cm" svg:y1="7.8cm" svg:x2="15.1cm" svg:y2="7.8cm">
          <text:p/>
        </draw:line>
        <draw:frame draw:style-name="gr4" draw:text-style-name="P4" draw:layer="layout" svg:width="2.06cm" svg:height="1.199cm" svg:x="9.503cm" svg:y="4.102cm">
          <draw:text-box>
            <text:p><text:span text:style-name="T3">- </text:span><text:span text:style-name="T4">master</text:span></text:p>
            <text:p><text:span text:style-name="T3">- </text:span><text:span text:style-name="T5">stage</text:span></text:p>
          </draw:text-box>
        </draw:frame>
        <draw:connector draw:style-name="gr5" draw:text-style-name="P1" draw:layer="layout" draw:type="curve" svg:x1="10.945cm" svg:y1="5.463cm" svg:x2="11.464cm" svg:y2="8.063cm" draw:start-shape="id1" draw:start-glue-point="1" draw:end-shape="id2" draw:end-glue-point="1" svg:d="m10945 5463c1528 0 1269 2600 519 2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07T12:19:59.07</meta:creation-date>
    <dc:date>2013-08-07T12:35:36.26</dc:date>
    <meta:editing-duration>PT12M42S</meta:editing-duration>
    <meta:editing-cycles>2</meta:editing-cycles>
    <meta:generator>OpenOffice.org/3.4.1$Win32 OpenOffice.org_project/341m1$Build-9593</meta:generator>
    <meta:document-statistic meta:object-count="20"/>
  </office:meta>
</office:document-meta>
</file>